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7.4688in" fo:margin-left="0.0021in" fo:margin-right="0.0097in" table:align="margins"/>
    </style:style>
    <style:style style:name="Tableau1.A" style:family="table-column">
      <style:table-column-properties style:column-width="4.1771in" style:rel-column-width="36652*"/>
    </style:style>
    <style:style style:name="Tableau1.B" style:family="table-column">
      <style:table-column-properties style:column-width="3.2917in" style:rel-column-width="28883*"/>
    </style:style>
    <style:style style:name="Tableau1.1" style:family="table-row">
      <style:table-row-properties style:min-row-height="0.0521in" style:use-optimal-row-height="false"/>
    </style:style>
    <style:style style:name="Tableau1.A1" style:family="table-cell">
      <style:table-cell-properties fo:padding-left="0.0069in" fo:padding-right="0.0069in" fo:padding-top="0in" fo:padding-bottom="0in" fo:border="none" style:writing-mode="lr-tb"/>
    </style:style>
    <style:style style:name="Tableau2" style:family="table">
      <style:table-properties style:width="7.4715in" fo:margin-left="0.0021in" table:align="left"/>
    </style:style>
    <style:style style:name="Tableau2.A" style:family="table-column">
      <style:table-column-properties style:column-width="0.7861in"/>
    </style:style>
    <style:style style:name="Tableau2.B" style:family="table-column">
      <style:table-column-properties style:column-width="3.7826in"/>
    </style:style>
    <style:style style:name="Tableau2.C" style:family="table-column">
      <style:table-column-properties style:column-width="1.2944in"/>
    </style:style>
    <style:style style:name="Tableau2.D" style:family="table-column">
      <style:table-column-properties style:column-width="0.7514in"/>
    </style:style>
    <style:style style:name="Tableau2.E" style:family="table-column">
      <style:table-column-properties style:column-width="0.8569in"/>
    </style:style>
    <style:style style:name="Tableau2.A1" style:family="table-cell">
      <style:table-cell-properties fo:padding="0.0382in" fo:border-left="none" fo:border-right="none" fo:border-top="none" fo:border-bottom="0.5pt solid #000000" style:writing-mode="lr-tb"/>
    </style:style>
    <style:style style:name="Tableau2.A2" style:family="table-cell">
      <style:table-cell-properties fo:padding="0.0382in" fo:border-left="none" fo:border-right="none" fo:border-top="0.5pt solid #cccccc" fo:border-bottom="none" style:writing-mode="lr-tb"/>
    </style:style>
    <style:style style:name="Tableau2.A3" style:family="table-cell">
      <style:table-cell-properties fo:padding="0.0382in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2in"/>
    </style:style>
    <style:style style:name="Tableau2.A4" style:family="table-cell">
      <style:table-cell-properties fo:padding="0.0382in" fo:border="none" style:writing-mode="lr-tb"/>
    </style:style>
    <style:style style:name="Tableau3" style:family="table">
      <style:table-properties style:width="2.3431in" fo:margin-left="5.1375in" table:align="left"/>
    </style:style>
    <style:style style:name="Tableau3.A" style:family="table-column">
      <style:table-column-properties style:column-width="1.1563in"/>
    </style:style>
    <style:style style:name="Tableau3.B" style:family="table-column">
      <style:table-column-properties style:column-width="1.1868in"/>
    </style:style>
    <style:style style:name="Tableau3.A1" style:family="table-cell">
      <style:table-cell-properties fo:padding="0.0382in" fo:border-left="none" fo:border-right="none" fo:border-top="0.05pt solid #000000" fo:border-bottom="none" style:writing-mode="lr-tb"/>
    </style:style>
    <style:style style:name="Tableau3.A2" style:family="table-cell">
      <style:table-cell-properties fo:padding="0.0382in" fo:border="none" style:writing-mode="lr-tb"/>
    </style:style>
    <style:style style:name="Tableau7" style:family="table">
      <style:table-properties style:width="4.6153in" fo:margin-left="0in" fo:margin-right="2.8653in" table:align="margins"/>
    </style:style>
    <style:style style:name="Tableau7.A" style:family="table-column">
      <style:table-column-properties style:column-width="2.6681in" style:rel-column-width="37885*"/>
    </style:style>
    <style:style style:name="Tableau7.B" style:family="table-column">
      <style:table-column-properties style:column-width="1.0736in" style:rel-column-width="15244*"/>
    </style:style>
    <style:style style:name="Tableau7.C" style:family="table-column">
      <style:table-column-properties style:column-width="0.8736in" style:rel-column-width="12406*"/>
    </style:style>
    <style:style style:name="Tableau7.A1" style:family="table-cell">
      <style:table-cell-properties fo:padding="0.0382in" fo:border-left="none" fo:border-right="none" fo:border-top="none" fo:border-bottom="0.05pt solid #000000"/>
    </style:style>
    <style:style style:name="Tableau7.A2" style:family="table-cell">
      <style:table-cell-properties fo:padding="0.0382in" fo:border="none"/>
    </style:style>
    <style:style style:name="Tableau7.A3" style:family="table-cell">
      <style:table-cell-properties fo:padding="0.0382in" fo:border-left="none" fo:border-right="none" fo:border-top="none" fo:border-bottom="0.05pt solid #cccccc"/>
    </style:style>
    <style:style style:name="P1" style:family="paragraph" style:parent-style-name="Standard">
      <style:text-properties fo:color="#000000" fo:font-size="4pt" fo:font-weight="normal" style:font-size-asian="4pt" style:font-weight-asian="normal" style:font-size-complex="4pt" style:font-weight-complex="norm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2pt" style:font-size-asian="2pt" style:font-size-complex="2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Arial1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7pt" fo:font-weight="bold" style:font-size-asian="7pt" style:font-weight-asian="bold" style:font-size-complex="7pt" style:font-weight-complex="bold"/>
    </style:style>
    <style:style style:name="P17" style:family="paragraph" style:parent-style-name="Heading_20_6">
      <style:text-properties style:font-name="Arial" fo:font-size="10pt" style:font-size-asian="10pt" style:font-size-complex="10pt"/>
    </style:style>
    <style:style style:name="P18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19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20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P21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T1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style:font-name="Arial" fo:font-size="16pt" fo:font-weight="bold" officeooo:rsid="001abf26" style:font-size-asian="16pt" style:font-weight-asian="bold" style:font-size-complex="16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5" style:family="text">
      <style:text-properties officeooo:rsid="0018be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text-input text:description="&lt;for each=&quot;o in objects&quot;&gt;">&lt;for each o in objects&gt;</text:text-input> </text:p>
      <text:p text:style-name="P11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/>
            <text:p text:style-name="P8"><text:text-input text:description="&lt;if test=&quot;o.partner_id and o.partner_id.ref&quot;&gt;">&lt;if customer code&gt;</text:text-input><text:text-input text:description="&lt;_(&quot;Customer code:&quot;)&gt;">Customer code:</text:text-input> <text:text-input text:description="&lt;o.partner_id.ref&gt;">Customer ref</text:text-input> <text:text-input text:description="&lt;/if&gt;">&lt;/if&gt;</text:text-input></text:p>
            <text:p text:style-name="P8"><text:text-input text:description="&lt;if test=&quot;o.partner_id.vat&quot;&gt;">&lt;if VAT&gt;</text:text-input><text:text-input text:description="&lt;_(&quot;TIN:&quot;)&gt;">TIN:</text:text-input> <text:text-input text:description="&lt;o.partner_id.vat&gt;">VAT partner</text:text-input><text:text-input text:description="&lt;/if&gt;">&lt;/if&gt;</text:text-input></text:p>
            <text:p text:style-name="P8"/>
            <text:p text:style-name="P8"/>
            <text:p text:style-name="P8"/>
            <text:h text:style-name="Heading_20_1" text:outline-level="1"><text:span text:style-name="Police_20_par_20_défaut"><text:span text:style-name="T1"><text:text-input text:description="&lt;if test=&quot;o.type == 'out_invoice' and (o.state == 'open' or o.state == 'paid')&quot;&gt;">&lt;if validated invoice&gt;</text:text-input></text:span></text:span></text:h>
            <text:h text:style-name="Heading_20_1" text:outline-level="1"><text:span text:style-name="Police_20_par_20_défaut"><text:span text:style-name="T1"><text:text-input text:description="&lt;_(&quot;Invoice&quot;)&gt;">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proforma2'&quot;&gt;">&lt;if proformat&gt;</text:text-input></text:span></text:span></text:h>
            <text:h text:style-name="Heading_20_1" text:outline-level="1"><text:span text:style-name="Police_20_par_20_défaut"><text:span text:style-name="T1"><text:text-input text:description="&lt;_(&quot;PRO FORMAT&quot;)&gt;">PRO FORMAT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draft'&quot;&gt;">&lt;if draft&gt;</text:text-input></text:span></text:span></text:h>
            <text:h text:style-name="Heading_20_1" text:outline-level="1"><text:span text:style-name="Police_20_par_20_défaut"><text:span text:style-name="T1"><text:text-input text:description="&lt;_(&quot;Draft Invoice&quot;)&gt;">Draft Invoice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cancel'&quot;&gt;">&lt;if cancelled&gt;</text:text-input></text:span></text:span></text:h>
            <text:h text:style-name="Heading_20_1" text:outline-level="1"><text:span text:style-name="Police_20_par_20_défaut"><text:span text:style-name="T1"><text:text-input text:description="&lt;_(&quot;Cancelled Invoice&quot;)&gt;">Cancelled 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out_refund'&quot;&gt;">&lt;if refund&gt;</text:text-input></text:span></text:span></text:h>
            <text:h text:style-name="Heading_20_1" text:outline-level="1"><text:span text:style-name="Police_20_par_20_défaut"><text:span text:style-name="T2"><text:text-input text:description="&lt;_(&quot;Client Refund&quot;)&gt;">Client Refund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in_refund'&quot;&gt;">&lt;if supplier_refund&gt;</text:text-input></text:span></text:span></text:h>
            <text:h text:style-name="Heading_20_1" text:outline-level="1"><text:span text:style-name="Police_20_par_20_défaut"><text:span text:style-name="T1"><text:text-input text:description="&lt;_(&quot;Supplier Refund&quot;)&gt;">Supplier Refund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oft-page-break/><text:span text:style-name="Police_20_par_20_défaut"><text:span text:style-name="T1"><text:text-input text:description="&lt;if test=&quot;o.type=='in_invoice'&quot;&gt;">&lt;if supplier_invoice&gt;</text:text-input></text:span></text:span></text:h>
            <text:h text:style-name="Heading_20_1" text:outline-level="1"><text:span text:style-name="Police_20_par_20_défaut"><text:span text:style-name="T1"><text:text-input text:description="&lt;_(&quot;Supplier Invoice&quot;)&gt;">Supplier 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p text:style-name="P1"/>
            <text:p text:style-name="P6"><text:text-input text:description="&lt;_(&quot;Dated&quot;)&gt;">Dated</text:text-input> <text:text-input text:description="&lt;o.date_invoice&gt;">2014-05-13</text:text-input></text:p>
          </table:table-cell>
          <table:table-cell table:style-name="Tableau1.A1" office:value-type="string">
            <text:p text:style-name="P6"/>
            <text:p text:style-name="P6"/>
            <text:p text:style-name="P2"/>
            <text:p text:style-name="P2"/>
            <text:p text:style-name="P6"><text:text-input text:description="&lt;if test=&quot;o.partner_id.parent_id and o.partner_id.parent_id.name&quot;&gt;">&lt;if company&gt;</text:text-input></text:p>
            <text:p text:style-name="P6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6"><text:text-input text:description="&lt;/if&gt;">&lt;/if&gt;</text:text-input></text:p>
            <text:p text:style-name="P6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6"><text:text-input text:description="&lt;display_address(o.partner_id,True)&gt;">Address
2 lines</text:text-input></text:p>
            <text:p text:style-name="P2"/>
          </table:table-cell>
        </table:table-row>
      </table:table>
      <text:p text:style-name="Standard"/>
      <text:p text:style-name="P6"/>
      <text:p text:style-name="P6"><text:span text:style-name="T5"><text:text-input text:description="&lt;_(&quot;Origin:&quot;)&gt;">Origin</text:text-input></text:span> <text:text-input text:description="&lt;o.origin or ''&gt;">origin</text:text-input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h text:style-name="P18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17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19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19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20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9"><text:text-input text:description="&lt;for each=&quot;line in o.invoice_line_ids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6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6"><text:text-input text:description="&lt;line.name&gt;">Name</text:text-input></text:p>
          </table:table-cell>
          <table:table-cell table:style-name="Tableau2.A3" office:value-type="string">
            <text:p text:style-name="P7"><text:text-input text:description="&lt;formatLang(line.quantity, digits=0)&gt;">112</text:text-input></text:p>
          </table:table-cell>
          <table:table-cell table:style-name="Tableau2.A3" office:value-type="string">
            <text:p text:style-name="P7"><text:text-input text:description="&lt;formatLang(line.price_unit or 0.00)&gt;">100 000</text:text-input> <text:text-input text:description="&lt;o.currency_id.symbol&gt;">€</text:text-input></text:p>
          </table:table-cell>
          <table:table-cell table:style-name="Tableau2.A3" office:value-type="string">
            <text:p text:style-name="P7"><text:text-input text:description="&lt;formatLang(line.price_subtotal or 0.00)&gt;">100 000,00</text:text-input> 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9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<text:text-input text:description="&lt;_(&quot;Net Total&quot;)&gt;">Net Tota</text:text-input></text:p>
          </table:table-cell>
          <table:table-cell table:style-name="Tableau3.A1" office:value-type="string">
            <text:p text:style-name="P4"><text:text-input text:description="&lt;formatLang(o.amount_untaxed)&gt;">1 000 000,00</text:text-input> 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6"><text:text-input text:description="&lt;_(&quot;Taxes&quot;)&gt;">Taxes</text:text-input></text:p>
          </table:table-cell>
          <table:table-cell table:style-name="Tableau3.A2" office:value-type="string">
            <text:p text:style-name="P7"><text:s/><text:text-input text:description="&lt;formatLang(o.amount_tax)&gt;">100 000,00</text:text-input> 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3"><text:text-input text:description="&lt;_(&quot;Total&quot;)&gt;">Total</text:text-input></text:p>
          </table:table-cell>
          <table:table-cell table:style-name="Tableau3.A1" office:value-type="string">
            <text:p text:style-name="P4"><text:s/><text:text-input text:description="&lt;formatLang(o.amount_total)&gt;">1 000 000,00</text:text-input> <text:text-input text:description="&lt;o.currency_id.symbol&gt;">€</text:text-input></text:p>
          </table:table-cell>
        </table:table-row>
      </table:table>
      <text:p text:style-name="P6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2"><text:text-input text:description="&lt;_(&quot;Tax&quot;)&gt;">Tax</text:text-input></text:p>
          </table:table-cell>
          <table:table-cell table:style-name="Tableau7.A1" office:value-type="string">
            <text:p text:style-name="P13"><text:text-input text:description="&lt;_(&quot;Base&quot;)&gt;">Base</text:text-input></text:p>
          </table:table-cell>
          <table:table-cell table:style-name="Tableau7.A1" office:value-type="string">
            <text:p text:style-name="P13"><text:text-input text:description="&lt;_(&quot;Amount&quot;)&gt;">Amount</text:text-input></text:p>
          </table:table-cell>
        </table:table-row>
        <table:table-row>
          <table:table-cell table:style-name="Tableau7.A2" table:number-columns-spanned="3" office:value-type="string">
            <text:p text:style-name="P16"><text:text-input text:description="&lt;for each=&quot;line in o.tax_line_ids&quot;&gt;">loop on lines</text:text-input></text:p>
          </table:table-cell>
          <table:covered-table-cell/>
          <table:covered-table-cell/>
        </table:table-row>
        <table:table-row>
          <table:table-cell table:style-name="Tableau7.A3" office:value-type="string">
            <text:p text:style-name="P14"><text:text-input text:description="&lt;line.name&gt;">Tax</text:text-input></text:p>
          </table:table-cell>
          <table:table-cell table:style-name="Tableau7.A3" office:value-type="string">
            <text:p text:style-name="P15"><text:text-input text:description="&lt;formatLang(line.base or 0.00)&gt;">1 000 000,00</text:text-input><text:span text:style-name="T3"> </text:span><text:span text:style-name="T4"><text:text-input text:description="&lt;o.currency_id.symbol&gt;">€</text:text-input></text:span></text:p>
          </table:table-cell>
          <table:table-cell table:style-name="Tableau7.A3" office:value-type="string">
            <text:p text:style-name="P15"><text:text-input text:description="&lt;formatLang(line.amount or 0.00)&gt;">10 000,00</text:text-input><text:span text:style-name="T3"> </text:span><text:span text:style-name="T4"><text:text-input text:description="&lt;o.currency_id.symbol&gt;">€</text:text-input></text:span></text:p>
          </table:table-cell>
        </table:table-row>
        <table:table-row>
          <table:table-cell table:style-name="Tableau7.A2" table:number-columns-spanned="3" office:value-type="string">
            <text:p text:style-name="P16"><text:text-input text:description="&lt;/for&gt;">end loop</text:text-input></text:p>
          </table:table-cell>
          <table:covered-table-cell/>
          <table:covered-table-cell/>
        </table:table-row>
      </table:table>
      <text:p text:style-name="P6"/>
      <text:p text:style-name="P6"/>
      <text:p text:style-name="P6"><text:text-input text:description="&lt;_(&quot;Due date&quot;)&gt;">Due date</text:text-input> : <text:text-input text:description="&lt;formatLang(o.date_due, date=True)&gt;">2014-06-01</text:text-input></text:p>
      <text:p text:style-name="P6"/>
      <text:p text:style-name="P6"><text:text-input text:description="&lt;if test=&quot;o.payment_term_id and o.payment_term_id.note&quot;&gt;">&lt;if payment_term&gt;</text:text-input><text:text-input text:description="&lt;o.payment_term_id.note&gt;">Payment term note</text:text-input><text:text-input text:description="&lt;/if&gt;">&lt;/if&gt;</text:text-input></text:p>
      <text:p text:style-name="P6"/>
      <text:p text:style-name="P6"><text:text-input text:description="&lt;if test=&quot;o.comment&quot;&gt;">&lt;if comment&gt;</text:text-input><text:text-input text:description="&lt;o.comment&gt;">Notes</text:text-input><text:text-input text:description="&lt;/if&gt;">&lt;/if&gt;</text:text-input></text:p>
      <text:p text:style-name="P10"/>
      <text:p text:style-name="P10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2" fo:font-family="Arial, Helvetica" style:font-family-generic="swiss" fo:font-size="12pt" style:font-name-asian="Arial2" style:font-family-asian="Arial, Helvetica" style:font-family-generic-asian="swiss" style:font-size-asian="12pt" style:font-name-complex="Arial2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in" fo:margin-bottom="0in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29in" fo:margin-bottom="0.3937in" fo:margin-left="0.3937in" fo:margin-right="0.3937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ules </meta:initial-creator>
    <meta:creation-date>2011-08-03T10:16:00Z</meta:creation-date>
    <dc:date>2017-05-03T17:04:30.280171317</dc:date>
    <meta:editing-cycles>502</meta:editing-cycles>
    <meta:editing-duration>PT5H27M54S</meta:editing-duration>
    <dc:creator>Pasquier Alexis</dc:creator>
    <meta:document-statistic meta:table-count="4" meta:image-count="0" meta:object-count="0" meta:page-count="2" meta:paragraph-count="62" meta:word-count="322" meta:character-count="986" meta:non-whitespace-character-count="906"/>
    <meta:template xlink:type="simple" xlink:actuate="onRequest" xlink:title="" xlink:href="Normal.dotm"/>
  </office:meta>
</office:document-meta>
</file>